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align="start" style:justify-single-word="false" fo:text-indent="-0.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aaS Passport Order Form</text:span></text:p>
      <text:p text:style-name="P2"><text:span text:style-name="T2">Version 1.0.0-pre.2</text:span></text:p>
      <text:p text:style-name="P2"><text:span text:style-name="T2">Provider</text:span><text:span text:style-name="T1"> and </text:span><text:span text:style-name="T2">Customer</text:span><text:span text:style-name="T1"> agree:</text:span></text:p>
      <text:p text:style-name="P5"><text:span text:style-name="T1">1.</text:span><text:tab/><text:span text:style-name="T3">Term</text:span><text:span text:style-name="T1">. TODO</text:span></text:p>
      <text:p text:style-name="P5"><text:span text:style-name="T1">2.</text:span><text:tab/><text:span text:style-name="T3">Termination</text:span><text:span text:style-name="T1">. TODO</text:span></text:p>
      <text:p text:style-name="P5"><text:span text:style-name="T1">3.</text:span><text:tab/><text:span text:style-name="T3">Price</text:span><text:span text:style-name="T1">. TODO</text:span></text:p>
      <text:p text:style-name="P5"><text:span text:style-name="T1">4.</text:span><text:tab/><text:span text:style-name="T3">Features</text:span><text:span text:style-name="T1">. TODO</text:span></text:p>
      <text:p text:style-name="P5"><text:span text:style-name="T1">5.</text:span><text:tab/><text:span text:style-name="T3">Use Limits</text:span><text:span text:style-name="T1">. TODO</text:span></text:p>
      <text:p text:style-name="P5"><text:span text:style-name="T1">6.</text:span><text:tab/><text:span text:style-name="T3">Pricing</text:span><text:span text:style-name="T1">. TODO</text:span></text:p>
      <text:p text:style-name="P5"><text:span text:style-name="T1">7.</text:span><text:tab/><text:span text:style-name="T3">Payment Terms</text:span><text:span text:style-name="T1">. TODO</text:span></text:p>
      <text:p text:style-name="P5"><text:span text:style-name="T1">8.</text:span><text:tab/><text:span text:style-name="T3">Billing Terms</text:span><text:span text:style-name="T1">. TODO</text:span></text:p>
      <text:p text:style-name="P1">[Document ends 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5-02-02T04:09:00</meta:creation-date>
    <dc:date>2015-02-02T04:09:00</dc:date>
    <meta:editing-duration>P0D</meta:editing-duration>
    <meta:generator>LibreOffice/5.2.7.2$Linux_X86_64 LibreOffice_project/20m0$Build-2</meta:generator>
    <meta:document-statistic meta:table-count="0" meta:image-count="0" meta:object-count="0" meta:page-count="1" meta:paragraph-count="12" meta:word-count="40" meta:character-count="235" meta:non-whitespace-character-count="2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